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23-6, 12-2 Summit)</text:p>
          </table:table-cell>
          <table:table-cell office:value-type="string">
            <text:p>20</text:p>
          </table:table-cell>
          <table:table-cell office:value-type="string">
            <text:p>18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l Poly (27-2, 16-0 Big West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28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.353</text:p>
          </table:table-cell>
        </table:table-row>
        <table:table-row>
          <table:table-cell office:value-type="string">
            <text:p>Cal Poly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44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436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10</text:p>
          </table:table-cell>
          <table:table-cell office:value-type="string">
            <text:p>95</text:p>
          </table:table-cell>
          <table:table-cell office:value-type="string">
            <text:p>.284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3.0</text:p>
          </table:table-cell>
        </table:table-row>
      </table:table>
      <table:table table:name="Sheet 3">
        <table:table-row>
          <table:table-cell office:value-type="string">
            <text:p>Cal Poly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Nel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orrey Van Winden 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5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adilyn Merce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Raeann Greise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6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dlee Van Wind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Savannah Nieme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ika Dick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Katherine Brouk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Nikki Jack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Jessica McRoske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ia Dvoracek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0</text:p>
          </table:table-cell>
          <table:table-cell office:value-type="string">
            <text:p>9</text:p>
          </table:table-cell>
          <table:table-cell office:value-type="string">
            <text:p>101</text:p>
          </table:table-cell>
          <table:table-cell office:value-type="string">
            <text:p>.406</text:p>
          </table:table-cell>
          <table:table-cell office:value-type="string">
            <text:p>48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